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Devanagari1" svg:font-family="'Lohit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master-page-name="Standard">
      <style:paragraph-properties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is dominator game for 3 teams and 7 nodes max(one of them coordinator node). When team press their button corresponding led turns on. When all nodes captured by one team, “game over” led turns on(yellow on schematic). To start game again, you need to reset coordinator node, after blinking “game over” led game starts again.</text:p>
      <text:p text:style-name="Standard"/>
      <text:p text:style-name="Standard">Before flashing coordinator you need to specify number of nodes (line 3) in coordinator.ino.</text:p>
      <text:p text:style-name="Standard"/>
      <text:p text:style-name="Standard">Before flashing node you need to specify number of node (line 1) in node.ino. Each node should be flashed with its number(1,2,3,4,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Devanagari1" svg:font-family="'Lohit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fo:color="#00000a"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Liberation Sans" fo:font-size="14pt" style:font-name-asian="AR PL SungtiL GB" style:font-size-asian="14pt" style:font-name-complex="Lohit Devanagari" style:font-size-complex="14pt"/>
    </style:style>
    <style:style style:name="Text_20_body" style:display-name="Text body" style:family="paragraph" style:parent-style-name="Standard" style:default-outline-level="" style:list-style-name="" style:class="text">
      <style:paragraph-properties fo:margin-top="0in" fo:margin-bottom="0.0972in" fo:line-height="115%"/>
    </style:style>
    <style:style style:name="List" style:family="paragraph" style:parent-style-name="Text_20_body" style:default-outline-level="" style:list-style-name="" style:class="list">
      <style:text-properties style:font-name-complex="Lohit Devanagari1"/>
    </style:style>
    <style:style style:name="Caption" style:family="paragraph" style:parent-style-name="Standard" style:default-outline-level="" style:list-style-name=""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5-25T20:32:37</meta:creation-date>
    <dc:language>en-US</dc:language>
    <dc:date>2020-05-25T20:43:28</dc:date>
    <meta:editing-cycles>1</meta:editing-cycles>
    <meta:editing-duration>P0D</meta:editing-duration>
    <meta:generator>OpenOffice/4.1.5$Win32 OpenOffice.org_project/415m1$Build-9789</meta:generator>
    <meta:document-statistic meta:table-count="0" meta:image-count="0" meta:object-count="0" meta:page-count="1" meta:paragraph-count="3" meta:word-count="92" meta:character-count="556"/>
  </office:meta>
</office:document-meta>
</file>